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eni, vidi, vic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Noto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Noto Sans" style:font-size-asian="12pt" style:language-asian="zh" style:country-asian="CN" style:font-name-complex="Noto Kufi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1T10:58:39.297253674</dc:date>
    <meta:editing-duration>PT4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7.4.7.2$Linux_X86_64 LibreOffice_project/40$Build-2</meta:generator>
  </office:meta>
</office:document-meta>
</file>